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normal" style:font-name-asian="MicrosoftSansSerif" style:font-size-asian="10.5pt" style:font-weight-asian="normal" style:font-name-complex="MicrosoftSansSerif" style:font-size-complex="10.5pt" style:font-weight-complex="normal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T1" style:family="text">
      <style:text-properties style:font-name="MicrosoftSansSerif" fo:font-size="16pt" style:font-name-asian="MicrosoftSansSerif" style:font-size-asian="16pt" style:font-name-complex="MicrosoftSansSerif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ystal’s Bean Burgers</text:p>
      <text:p text:style-name="P1"/>
      <text:p text:style-name="P2">2 c cooked pinto beans (beans should be nice</text:p>
      <text:p text:style-name="P2">and soft)</text:p>
      <text:p text:style-name="P2">1 c cooked brown rice</text:p>
      <text:p text:style-name="P2">2 eggs</text:p>
      <text:p text:style-name="P2">½ c whole wheat flour</text:p>
      <text:p text:style-name="P2">Salt, pepper, seasoning salt to taste</text:p>
      <text:p text:style-name="P2"/>
      <text:p text:style-name="P2">In a large bowl combine all the above ingredients. Use a potato masher to mix and mash up the</text:p>
      <text:p text:style-name="P2">beans. Heat olive oil in a frying pan. Scoop out bean mixture using a ¼ cup measuring cup and plop</text:p>
      <text:p text:style-name="P2">out onto the hot oil. Use the back of the measuring cup to flatten and shape the patty. Let it cook</text:p>
      <text:p text:style-name="P2">until nicely browned on the first side. Flip the burger and use the back of the spatula to flatten out the</text:p>
      <text:p text:style-name="P2">burger some more and let it cook on the second side.</text:p>
      <text:p text:style-name="P2"/>
      <text:p text:style-name="P2">Remove from hot oil onto a platter to cool. Serve with toasted whole wheat bread, mayo, ketchup,</text:p>
      <text:p text:style-name="P2">lettuce, cheese, pickles and any other hamburger trimmings you would like!</text:p>
      <text:p text:style-name="P2"/>
      <text:p text:style-name="P2">This recipe lends itself very well to doubling or tripling. You can cook these burgers up ahead of time</text:p>
      <text:p text:style-name="P2">and flash freeze them (this means to lay them out on a cookie sheet and freeze them separately).</text:p>
      <text:p text:style-name="P2"/>
      <text:p text:style-name="P3">Then store them in a freezer bag for easy 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6:48.65</meta:creation-date>
    <dc:date>2017-05-06T11:58:29.28</dc:date>
    <dc:creator>Crystal Miller</dc:creator>
    <meta:editing-duration>PT16H3M4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7" meta:word-count="199" meta:character-count="1023"/>
  </office:meta>
</office:document-meta>
</file>